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 bit es una unidad mas pequeña de memoria varia entre 0 y 1</text:p>
      <text:p text:style-name="Standard">1 byte son 8 bit </text:p>
      <text:p text:style-name="Standard">un entero es un word o 2 byte</text:p>
      <text:p text:style-name="Standard"/>
      <text:p text:style-name="Standard">ejemplo</text:p>
      <text:p text:style-name="Standard">EB124 son distinto de 0 --→ pulsadores de emergencia</text:p>
      <text:p text:style-name="Standard">ew eb125 eb124</text:p>
      <text:p text:style-name="Standard"/>
      <text:p text:style-name="Standard">porque con signo 0 + 2⁷</text:p>
      <text:p text:style-name="Standard"/>
      <text:h text:style-name="Heading_20_1" text:outline-level="1">Clase Unidad 2 25/03/2020</text:h>
      <text:p text:style-name="Text_20_body"/>
      <text:p text:style-name="P1">Es un programa antiguo. Los 300 viejos los TIA portal no se acepta.</text:p>
      <text:p text:style-name="P1">Se creo para el S7-300. Simatic Manager.</text:p>
      <text:p text:style-name="P1">Siempre hay que tener que hacer ingenieria para poder ver. Como esta la memoria, el cable de una salida.</text:p>
      <text:p text:style-name="P1">Cuando comezamos en step 7. tenemos la pagina enicial</text:p>
      <text:p text:style-name="P1">nombre deberia ser en minuscula</text:p>
      <text:p text:style-name="P1">multiproyecto es para cpu pba</text:p>
      <text:p text:style-name="P1"/>
      <text:p text:style-name="P1">En la zona derecha es donde estamos conectado.</text:p>
      <text:p text:style-name="P1">Para cambiar de conexión vamos a Herramienta -→Ajuste PG/PC → tipo de coneccion</text:p>
      <text:p text:style-name="Standard">Equpos H y PC estos son PC</text:p>
      <text:p text:style-name="Standard">Porque un nombre, porque vamos a identificar la cpu, si tenemos 10 equipos, tendríamos que tener un nombre.</text:p>
      <text:p text:style-name="Standard">Esto es para poder comunicar</text:p>
      <text:p text:style-name="Standard"/>
      <text:p text:style-name="Standard">1-El numero de mac.</text:p>
      <text:p text:style-name="Standard">2-el ip.</text:p>
      <text:p text:style-name="Standard">3-el nombre de CPU.</text:p>
      <text:p text:style-name="Standard"/>
      <text:p text:style-name="Standard"/>
      <text:p text:style-name="Standard">En el HW config le decimos como <text:s/>se va a comportar en el tablero.</text:p>
      <text:p text:style-name="Standard">La fuente ocupa el Slot 1</text:p>
      <text:p text:style-name="Standard">La cpu ocupa el slot 2 </text:p>
      <text:p text:style-name="Standard">el resto entradas y salidas</text:p>
      <text:p text:style-name="Standard"/>
      <text:p text:style-name="Standard">dni es la ip</text:p>
      <text:p text:style-name="Standard">apellido es la mac</text:p>
      <text:p text:style-name="Standard">el apodo el nombre</text:p>
      <text:p text:style-name="Standard"/>
      <text:p text:style-name="Standard">En caso de tener mas de una cpu o panel se conecta un escalan.</text:p>
      <text:p text:style-name="Standard">Entrdaa digital</text:p>
      <text:p text:style-name="Standard"><text:soft-page-break/>entrada analogica.</text:p>
      <text:p text:style-name="Standard">Entrada safety</text:p>
      <text:p text:style-name="Standard"/>
      <text:p text:style-name="Standard">salida safety</text:p>
      <text:p text:style-name="Standard">salida digital</text:p>
      <text:p text:style-name="Standard">salida analogica</text:p>
      <text:p text:style-name="Standard"/>
      <text:p text:style-name="Standard">Algunas veces</text:p>
      <text:p text:style-name="Standard"/>
      <text:p text:style-name="Standard">Siempre <text:s/>se nos crea un OB1.</text:p>
      <text:p text:style-name="Standard">OB1 es donde trabaja todo el programa es el main.</text:p>
      <text:p text:style-name="Standard">En el cable de la entrad 1 tengo tensión positiva y el programa es un normalmente cerrado </text:p>
      <text:p text:style-name="Standard"/>
      <text:p text:style-name="Standard">Las XOR se usan para seguridad de programa o seguridad de Safety</text:p>
      <text:p text:style-name="Standard"/>
      <text:p text:style-name="Standard">Cada linea de programación se hace en otro segmento.</text:p>
      <text:p text:style-name="Standard">Los símbolos no se guardan, en el PLC. </text:p>
      <text:p text:style-name="Standard"/>
      <text:p text:style-name="Standard"/>
      <text:h text:style-name="Heading_20_1" text:outline-level="1">Clase Unidad 2 01/04/2020</text:h>
      <text:p text:style-name="Standard"/>
      <text:p text:style-name="Standard"/>
      <text:p text:style-name="Standard">El PLC guarda las variables absolutas no nemonicos ni comentarios.</text:p>
      <text:p text:style-name="Standard">Tiene tres tipos de memorias.</text:p>
      <text:p text:style-name="Standard">Si se saca la memory card el plc no funciona.</text:p>
      <text:p text:style-name="Standard">El plc enciende y levanta el programa de la memoria de carga y la pone en memoria de trabajo <text:s/>y pide los datos a las memoria remanente.</text:p>
      <text:p text:style-name="Standard">La memoria remanente es donde se almacenan los datos.</text:p>
      <text:p text:style-name="Standard"/>
      <text:p text:style-name="Standard">A las entradas y salidas la tratas como memorias. </text:p>
      <text:p text:style-name="Standard">Cuando voy a usar una funcion XOR, detectamos los error, se detecta un error.</text:p>
      <text:p text:style-name="Standard">Le decimos al plc que no trabaje, se llaman seguridades.</text:p>
      <text:p text:style-name="Standard">El modulo safaty trabajan en forma diferente.</text:p>
      <text:p text:style-name="Standard">Tengamos en cuenta tadas las deguridades al realizarlas los proyectos.</text:p>
      <text:p text:style-name="Standard"/>
      <text:p text:style-name="Standard">Un bit a 1 de puede usar para hacer varias lineas que concuerden </text:p>
      <text:p text:style-name="Standard"/>
      <text:p text:style-name="Standard">Para que sirven los temporizador:</text:p>
      <text:p text:style-name="Standard">se usa para retardo en las entradas. <text:s/></text:p>
      <text:p text:style-name="Standard">Tambien puede servir para detectar demoras en el movieminto.</text:p>
      <text:p text:style-name="Standard">Los temporizadores nos ayudan a temporizar algunas operaciones o logicas.</text:p>
      <text:p text:style-name="Standard"/>
      <text:p text:style-name="Standard"/>
      <text:p text:style-name="Standard"/>
      <text:p text:style-name="Standard">Un pulsador, que sube, sensor opticos, <text:s/>temporizador </text:p>
      <text:p text:style-name="Standard"/>
      <text:p text:style-name="Standard"/>
      <text:p text:style-name="Standard"><text:tab/><text:tab/> <text:s text:c="4"/>1 - </text:p>
      <text:p text:style-name="Standard"/>
      <text:p text:style-name="Standard"/>
      <text:p text:style-name="Standard"><text:soft-page-break/>Clase Unidad 4 08/04/2020</text:p>
      <text:p text:style-name="Standard"/>
      <text:p text:style-name="Standard"/>
      <text:p text:style-name="Standard">OB1 es un bloque de organización, se activa sobre evento.</text:p>
      <text:p text:style-name="Standard">Que es un Evento: </text:p>
      <text:p text:style-name="Standard">Que evento del PLC pone en funcionamieto el OB1? El modo RUN, el OB1 es prioridad uno.</text:p>
      <text:p text:style-name="Standard">Cuantos clases de OB hay, </text:p>
      <text:p text:style-name="Standard">OB1 ciclico</text:p>
      <text:p text:style-name="Standard">OB100 siempre es muy usado para iniciar variables</text:p>
      <text:p text:style-name="Standard">Para ver los OB que nos hace falta hay que ver el manual del proveedor y ver los modelos.</text:p>
      <text:p text:style-name="Standard">FC es un bloque de Funcion para cumplir un bloque espesifico, y no almacena datos.</text:p>
      <text:p text:style-name="Standard">Adentro de la FC variables locales.</text:p>
      <text:p text:style-name="Standard"><text:s/>La variable local solo se puede ver aca.</text:p>
      <text:p text:style-name="Standard"/>
      <text:p text:style-name="Standard"/>
      <text:p text:style-name="Standard">Clase Unidad 5 15/04/2020</text:p>
      <text:p text:style-name="Standard"/>
      <text:p text:style-name="Standard">Raul llavarone.</text:p>
      <text:p text:style-name="Standard">Cmh </text:p>
      <text:p text:style-name="Standard">Ub programa de izq a derecha y de arriba a abajo.</text:p>
      <text:p text:style-name="Standard">Siempre se va a ejecutar a la ultima linea la que va a quedar actualizada.</text:p>
      <text:p text:style-name="Standard">En la linea del apunte el que tiene prioridad es el de ultimo</text:p>
      <text:p text:style-name="Standard">Para que sirve? </text:p>
      <text:p text:style-name="Standard">Que pasaria si yo quieciera </text:p>
      <text:p text:style-name="Standard"/>
      <text:p text:style-name="Standard">Bloque de Datos</text:p>
      <text:p text:style-name="Standard"/>
      <text:p text:style-name="Standard">FB</text:p>
      <text:p text:style-name="Standard">Se puede almacenar informacion en un DB y despues la podemos leer y gestionar.</text:p>
      <text:p text:style-name="Standard">Se puede agregar un numero de alarma.</text:p>
      <text:p text:style-name="Standard"/>
      <text:p text:style-name="Standard">El Temp es memoria local, y no se puede usar en el fb solamente.</text:p>
      <text:p text:style-name="Standard">STAT es un estado interno.</text:p>
      <text:p text:style-name="Standard">Al FB lo creo una sola ves y por cada vesz que lo uso creo un db</text:p>
      <text:p text:style-name="Standard">En un FB no es conveniente usar una Marca. Siempre variables estaticas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20:13:43.139000000</meta:creation-date>
    <dc:date>2020-04-16T10:19:17.49</dc:date>
    <meta:editing-duration>PT17H8M25S</meta:editing-duration>
    <meta:editing-cycles>6</meta:editing-cycles>
    <meta:generator>OpenOffice/4.1.5$Win32 OpenOffice.org_project/415m1$Build-9789</meta:generator>
    <dc:creator>Segio Valdivia</dc:creator>
    <meta:document-statistic meta:table-count="0" meta:image-count="0" meta:object-count="0" meta:page-count="3" meta:paragraph-count="88" meta:word-count="697" meta:character-count="3691"/>
  </office:meta>
</office:document-meta>
</file>